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368cm" fo:min-width="4.73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85cm" fo:min-width="3.2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174cm" fo:min-width="7.399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94cm" fo:min-width="8.765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25cm" fo:min-width="5.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306cm" fo:min-width="4.02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7.4cm" svg:height="3.7cm" draw:transform="skewX (-0.0186750229963393) translate (6.4cm 1cm)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17cm" svg:y1="4.7cm" svg:x2="10.582cm" svg:y2="7.043cm" draw:start-shape="id1" draw:start-glue-point="8" draw:end-shape="id2" svg:d="M10170 4700l412 2343" svg:viewBox="0 0 413 2344">
          <text:p/>
        </draw:connector>
        <draw:custom-shape draw:style-name="gr3" draw:text-style-name="P4" xml:id="id3" draw:id="id3" draw:layer="layout" svg:width="7.5cm" svg:height="4.2cm" svg:x="6.4cm" svg:y="11.3cm">
          <text:p text:style-name="P1">m &lt; 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9.871cm" svg:y1="8.466cm" svg:x2="10.15cm" svg:y2="11.3cm" draw:start-shape="id2" draw:start-glue-point="2" draw:end-shape="id3" draw:end-glue-point="4" svg:d="M9871 8466l279 2834" svg:viewBox="0 0 280 2835">
          <text:p/>
        </draw:connector>
        <draw:connector draw:style-name="gr2" draw:text-style-name="P3" xml:id="id4" draw:id="id4" draw:layer="layout" draw:type="line" svg:x1="13.9cm" svg:y1="13.4cm" svg:x2="13.9cm" svg:y2="13.4cm" draw:start-shape="id3" draw:start-glue-point="7" draw:end-shape="id3" draw:end-glue-point="7" svg:d="M13900 13400z" svg:viewBox="0 0 1 1">
          <text:p/>
        </draw:connector>
        <draw:connector draw:style-name="gr4" draw:text-style-name="P1" draw:layer="layout" svg:x1="13.9cm" svg:y1="13.4cm" svg:x2="14.197cm" svg:y2="7.712cm" draw:start-shape="id4" draw:start-glue-point="0" draw:end-shape="id2" draw:end-glue-point="1" svg:d="M13900 13400h1154v-5688h-857" svg:viewBox="0 0 1155 5689">
          <text:p text:style-name="P1">Tak</text:p>
        </draw:connector>
        <draw:custom-shape draw:style-name="gr5" draw:text-style-name="P4" xml:id="id2" draw:id="id2" draw:layer="layout" svg:width="7.942cm" svg:height="1.416cm" draw:transform="skewX (0.473682358991261) rotate (0.0106465084371654) translate (6.611cm 7.085cm)">
          <text:p text:style-name="P1">Wprowadź m</text:p>
          <draw:enhanced-geometry svg:viewBox="0 0 21600 21600" draw:type="rectangle" draw:enhanced-path="M 0 0 L 21600 0 21600 21600 0 21600 0 0 Z N"/>
        </draw:custom-shape>
        <draw:custom-shape draw:style-name="gr6" draw:text-style-name="P4" xml:id="id6" draw:id="id6" draw:layer="layout" svg:width="9.265cm" svg:height="1.644cm" draw:transform="skewX (0.0406661715714679) translate (5.767cm 23.414cm)">
          <text:p text:style-name="P1">Wyprowadź kwadraty liczb</text:p>
          <text:p text:style-name="P1">z podanego przedziału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5cm" svg:y1="18.35cm" svg:x2="14.999cm" svg:y2="24.236cm" draw:start-shape="id5" draw:start-glue-point="1" draw:end-shape="id6" draw:end-glue-point="1" svg:d="M13500 18350h2032v5886h-533" svg:viewBox="0 0 2033 5887">
          <text:p/>
        </draw:connector>
        <draw:custom-shape draw:style-name="gr8" draw:text-style-name="P4" xml:id="id5" draw:id="id5" draw:layer="layout" svg:width="6.3cm" svg:height="2.5cm" svg:x="7.2cm" svg:y="17.1cm">
          <text:p text:style-name="P1">Znajdź liczby ze </text:p>
          <text:p text:style-name="P1">Zbioru &lt;0,m&gt;</text:p>
          <draw:enhanced-geometry svg:viewBox="0 0 21600 21600" draw:type="rectangle" draw:enhanced-path="M 0 0 L 21600 0 21600 21600 0 21600 0 0 Z N"/>
        </draw:custom-shape>
        <draw:custom-shape draw:style-name="gr9" draw:text-style-name="P4" xml:id="id7" draw:id="id7" draw:layer="layout" svg:width="6.4cm" svg:height="2.2cm" svg:x="7cm" svg:y="26.6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5.734cm" svg:y1="24.236cm" svg:x2="7cm" svg:y2="27.7cm" draw:start-shape="id6" draw:start-glue-point="3" draw:end-shape="id7" draw:end-glue-point="6" svg:d="M5734 24236h-535v3464h1801" svg:viewBox="0 0 1802 3465">
          <text:p/>
        </draw:connector>
        <draw:connector draw:style-name="gr2" draw:text-style-name="P3" xml:id="id8" draw:id="id8" draw:layer="layout" draw:type="line" svg:x1="13.9cm" svg:y1="13.4cm" svg:x2="13.9cm" svg:y2="13.4cm" draw:start-shape="id4" draw:start-glue-point="0" draw:end-shape="id4" draw:end-glue-point="0" svg:d="M13900 13400z" svg:viewBox="0 0 1 1">
          <text:p/>
        </draw:connector>
        <draw:connector draw:style-name="gr2" draw:text-style-name="P3" draw:layer="layout" svg:x1="13.9cm" svg:y1="13.4cm" svg:x2="14.197cm" svg:y2="7.712cm" draw:start-shape="id8" draw:start-glue-point="0" draw:end-shape="id2" draw:end-glue-point="1" svg:d="M13900 13400h1154v-5688h-857" svg:viewBox="0 0 1155 5689">
          <text:p/>
        </draw:connector>
        <draw:connector draw:style-name="gr10" draw:text-style-name="P3" draw:layer="layout" svg:x1="6.4cm" svg:y1="13.4cm" svg:x2="7.2cm" svg:y2="18.35cm" draw:start-shape="id3" draw:start-glue-point="5" draw:end-shape="id5" svg:d="M6400 13400h-501v4950h1301" svg:viewBox="0 0 1302 4951">
          <text:p text:style-name="P1">Nie</text:p>
        </draw:connector>
        <draw:connector draw:style-name="gr2" draw:text-style-name="P3" draw:layer="layout" svg:x1="13.5cm" svg:y1="18.35cm" svg:x2="14.999cm" svg:y2="24.236cm" draw:start-shape="id5" draw:start-glue-point="1" draw:end-shape="id6" draw:end-glue-point="1" svg:d="M13500 18350h2032v5886h-533" svg:viewBox="0 0 2033 5887">
          <text:p/>
        </draw:connector>
        <draw:connector draw:style-name="gr2" draw:text-style-name="P3" draw:layer="layout" svg:x1="5.734cm" svg:y1="24.236cm" svg:x2="7cm" svg:y2="27.7cm" draw:start-shape="id6" draw:start-glue-point="3" draw:end-shape="id7" draw:end-glue-point="6" svg:d="M5734 24236h-535v3464h1801" svg:viewBox="0 0 1802 34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19:49:24.902000000</meta:creation-date>
    <dc:date>2018-10-03T20:28:53.423000000</dc:date>
    <meta:editing-duration>PT20M17S</meta:editing-duration>
    <meta:editing-cycles>4</meta:editing-cycles>
    <meta:generator>LibreOffice/5.4.2.2$Windows_x86 LibreOffice_project/22b09f6418e8c2d508a9eaf86b2399209b0990f4</meta:generator>
    <meta:document-statistic meta:object-count="17"/>
  </office:meta>
</office:document-meta>
</file>